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7</text:span><text:span text:style-name="T1"><text:line-break/></text:span><text:span text:style-name="T1">SOFTWARE ENGINEERING MODELS AND METHODS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3.5cm" svg:x="1.4cm" svg:y="1.5cm" presentation:class="outline" presentation:user-transformed="true">
          <draw:text-box>
            <text:p text:style-name="P3"><text:span text:style-name="T2">Модели и методы разработки ПО оказывают влияние на разработку с целью сделать эту деятельность систематической, повторяемой и предсказуемой.</text:span></text:p>
            <text:p text:style-name="P3"><text:span text:style-name="T2">Использование моделей обеспечивает:</text:span></text:p>
            <text:list text:style-name="L2">
              <text:list-item>
                <text:p text:style-name="P3"><text:span text:style-name="T2">подход к решению проблем;</text:span></text:p>
              </text:list-item>
              <text:list-item>
                <text:p text:style-name="P3"><text:span text:style-name="T2">нотацию;</text:span></text:p>
              </text:list-item>
              <text:list-item>
                <text:p text:style-name="P3"><text:span text:style-name="T2">процедуры построения и анализа моделей.</text:span></text:p>
              </text:list-item>
            </text:list>
            <text:p text:style-name="P3"><text:span text:style-name="T2">Методы обеспечивают подход к систематической спецификации, проектированию, конструированию, тестированию и верификации конечного продукт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4T23:39:12.123000000</dc:date>
    <meta:editing-duration>PT14H48M36S</meta:editing-duration>
    <meta:editing-cycles>45</meta:editing-cycles>
    <meta:generator>LibreOffice/7.4.5.1$Windows_X86_64 LibreOffice_project/9c0871452b3918c1019dde9bfac75448afc4b57f</meta:generator>
    <meta:document-statistic meta:object-count="28"/>
  </office:meta>
</office:document-meta>
</file>